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office:font-face-decls>
  <office:automatic-styles>
    <style:style style:name="P1" style:family="paragraph" style:parent-style-name="Standard">
      <style:text-properties style:font-name="Segoe UI" officeooo:rsid="001da8f1" officeooo:paragraph-rsid="001da8f1"/>
    </style:style>
    <style:style style:name="P2" style:family="paragraph" style:parent-style-name="Standard">
      <style:paragraph-properties fo:line-height="150%"/>
      <style:text-properties style:font-name="Segoe UI" officeooo:rsid="001da8f1" officeooo:paragraph-rsid="001da8f1"/>
    </style:style>
    <style:style style:name="P3" style:family="paragraph" style:parent-style-name="Standard">
      <style:text-properties style:font-name="Segoe UI" officeooo:rsid="001da8f1" officeooo:paragraph-rsid="00294203"/>
    </style:style>
    <style:style style:name="P4" style:family="paragraph" style:parent-style-name="Standard">
      <style:text-properties style:font-name="Segoe UI" fo:font-weight="bold" officeooo:rsid="00294203" officeooo:paragraph-rsid="00294203" style:font-weight-asian="bold" style:font-weight-complex="bold"/>
    </style:style>
    <style:style style:name="P5" style:family="paragraph" style:parent-style-name="Standard">
      <style:text-properties style:font-name="Segoe UI" fo:font-size="12pt" style:text-underline-style="none" fo:font-weight="normal" officeooo:rsid="001ee4db" officeooo:paragraph-rsid="001ee4db" style:font-size-asian="12pt" style:font-weight-asian="normal" style:font-size-complex="12pt" style:font-weight-complex="normal"/>
    </style:style>
    <style:style style:name="P6" style:family="paragraph" style:parent-style-name="Standard">
      <style:text-properties style:font-name="Segoe UI" fo:font-size="12pt" style:text-underline-style="none" fo:font-weight="normal" officeooo:rsid="001ee4db" officeooo:paragraph-rsid="00294203" style:font-size-asian="12pt" style:font-weight-asian="normal" style:font-size-complex="12pt" style:font-weight-complex="normal"/>
    </style:style>
    <style:style style:name="P7" style:family="paragraph" style:parent-style-name="Standard">
      <style:paragraph-properties fo:line-height="115%"/>
      <style:text-properties style:font-name="Segoe UI" fo:font-size="12pt" style:text-underline-style="none" fo:font-weight="normal" officeooo:rsid="001ee4db" officeooo:paragraph-rsid="001ee4db" style:font-size-asian="12pt" style:font-weight-asian="normal" style:font-size-complex="12pt" style:font-weight-complex="normal"/>
    </style:style>
    <style:style style:name="P8" style:family="paragraph" style:parent-style-name="Standard">
      <style:text-properties style:font-name="Segoe UI" fo:font-size="12pt" style:text-underline-style="none" fo:font-weight="normal" officeooo:rsid="00294203" officeooo:paragraph-rsid="00294203"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Segoe UI" fo:font-size="12pt" style:text-underline-style="none" fo:font-weight="normal" officeooo:rsid="0024ee18" officeooo:paragraph-rsid="0024ee18" style:font-size-asian="10.5pt" style:font-weight-asian="normal" style:font-size-complex="12pt" style:font-weight-complex="normal"/>
    </style:style>
    <style:style style:name="P10" style:family="paragraph" style:parent-style-name="Standard">
      <style:text-properties style:font-name="Segoe UI" fo:font-size="12pt" style:text-underline-style="none" fo:font-weight="bold" officeooo:rsid="001ee4db" officeooo:paragraph-rsid="001ee4db" style:font-size-asian="12pt" style:font-weight-asian="bold" style:font-size-complex="12pt" style:font-weight-complex="bold"/>
    </style:style>
    <style:style style:name="P11" style:family="paragraph" style:parent-style-name="Standard">
      <style:text-properties style:font-name="Segoe UI" fo:font-size="12pt" fo:font-weight="bold" officeooo:rsid="00294203" officeooo:paragraph-rsid="00294203" style:font-size-asian="10.5pt" style:font-weight-asian="bold" style:font-size-complex="12pt" style:font-weight-complex="bold"/>
    </style:style>
    <style:style style:name="P12" style:family="paragraph" style:parent-style-name="Standard">
      <style:text-properties style:font-name="Segoe UI" officeooo:rsid="001ee4db" officeooo:paragraph-rsid="00294203"/>
    </style:style>
    <style:style style:name="P13" style:family="paragraph" style:parent-style-name="Standard">
      <style:paragraph-properties fo:text-align="end" style:justify-single-word="false"/>
      <style:text-properties style:font-name="Segoe UI" fo:font-size="13pt" style:text-underline-style="none" fo:font-weight="normal" officeooo:rsid="001ee4db" officeooo:paragraph-rsid="00294203" style:font-size-asian="13pt" style:font-weight-asian="normal" style:font-size-complex="13pt" style:font-weight-complex="normal"/>
    </style:style>
    <style:style style:name="P14"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Segoe UI" fo:font-size="14pt" fo:font-weight="bold" officeooo:rsid="001da8f1" officeooo:paragraph-rsid="001da8f1" style:font-size-asian="14pt" style:font-weight-asian="bold" style:font-size-complex="14pt" style:font-weight-complex="bold"/>
    </style:style>
    <style:style style:name="P15" style:family="paragraph" style:parent-style-name="Standard">
      <style:text-properties style:text-line-through-style="none" style:text-line-through-type="none" style:font-name="Segoe UI" fo:font-size="13pt" style:text-underline-style="none" fo:font-weight="bold" officeooo:rsid="001ee4db" officeooo:paragraph-rsid="0024ee18" style:font-size-asian="13pt" style:font-weight-asian="bold" style:font-size-complex="13pt" style:font-weight-complex="bold"/>
    </style:style>
    <style:style style:name="P16" style:family="paragraph" style:parent-style-name="Standard">
      <style:text-properties style:font-name="Segoe UI" fo:font-size="12pt" style:text-underline-style="none" fo:font-weight="bold" officeooo:rsid="001ee4db" officeooo:paragraph-rsid="001ee4db" style:font-size-asian="12pt" style:font-weight-asian="bold" style:font-size-complex="12pt" style:font-weight-complex="bold"/>
    </style:style>
    <style:style style:name="P17" style:family="paragraph" style:parent-style-name="Standard">
      <style:text-properties style:font-name="Segoe UI" fo:font-size="12pt" style:text-underline-style="none" fo:font-weight="normal" officeooo:rsid="001ee4db" officeooo:paragraph-rsid="003b155e" style:font-size-asian="12pt" style:font-weight-asian="normal" style:font-size-complex="12pt" style:font-weight-complex="normal"/>
    </style:style>
    <style:style style:name="P18" style:family="paragraph" style:parent-style-name="Standard">
      <style:text-properties style:font-name="Segoe UI" officeooo:rsid="001ee4db" officeooo:paragraph-rsid="001ee4db"/>
    </style:style>
    <style:style style:name="P19" style:family="paragraph">
      <style:paragraph-properties fo:text-align="start"/>
      <style:text-properties style:text-line-through-style="none" style:text-line-through-type="none" fo:font-size="11pt" fo:font-style="normal" style:text-underline-style="none"/>
    </style:style>
    <style:style style:name="P20" style:family="paragraph">
      <style:paragraph-properties fo:text-align="start"/>
      <style:text-properties fo:font-size="11pt"/>
    </style:style>
    <style:style style:name="P21" style:family="paragraph">
      <style:paragraph-properties fo:text-align="start"/>
      <style:text-properties fo:color="#ff0000" fo:font-size="12pt" fo:font-weight="bold"/>
    </style:style>
    <style:style style:name="P22" style:family="paragraph">
      <style:paragraph-properties fo:text-align="start"/>
      <style:text-properties fo:font-size="13pt" fo:font-weight="bold"/>
    </style:style>
    <style:style style:name="P23" style:family="paragraph">
      <style:paragraph-properties fo:text-align="start"/>
    </style:style>
    <style:style style:name="P24" style:family="paragraph">
      <style:paragraph-properties fo:text-align="start"/>
      <style:text-properties style:text-line-through-style="none" style:text-line-through-type="none" fo:font-style="normal" style:text-underline-style="none"/>
    </style:style>
    <style:style style:name="P25" style:family="paragraph">
      <loext:graphic-properties draw:fill-color="#000000"/>
      <style:paragraph-properties fo:text-align="center"/>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weight="bold" style:font-weight-asian="bold" style:font-weight-complex="bold"/>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vertical-align="midd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vertical-align="middle"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style:style style:name="gr5" style:family="graphic">
      <style:graphic-properties draw:textarea-vertical-align="midd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true">
        <form:form form:name="Form" form:command="biblio" form:datasource="Bibliography"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textarea form:name="txtOrderDescription"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chbBackupByClient" form:control-implementation="ooo:com.sun.star.form.component.CheckBox" xml:id="control2" form:id="control2" form:label="Ja"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bDoBackup" form:control-implementation="ooo:com.sun.star.form.component.CheckBox" xml:id="control3" form:id="control3" form:label="Ja"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ixed-text form:name="lblClientName" form:control-implementation="ooo:com.sun.star.form.component.FixedText" xml:id="control4" form:id="control4" form:label="Name:"/>
          <form:fixed-text form:name="lblClientEmail" form:control-implementation="ooo:com.sun.star.form.component.FixedText" xml:id="control5" form:id="control5" form:label="Email:"/>
          <form:textarea form:name="txtClientEmail"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ClientPhone" form:control-implementation="ooo:com.sun.star.form.component.FixedText" xml:id="control7" form:id="control7" form:label="Telefon:"/>
          <form:textarea form:name="txtClientPhone"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TicketType" form:control-implementation="ooo:com.sun.star.form.component.FixedText" xml:id="control9" form:id="control9" form:label="Ticketart:"/>
          <form:checkbox form:name="chbTicketTypeRepair" form:control-implementation="ooo:com.sun.star.form.component.CheckBox" xml:id="control10" form:id="control10" form:label="Reparatu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bTicketTypeRecovery" form:control-implementation="ooo:com.sun.star.form.component.CheckBox" xml:id="control11" form:id="control11" form:label="Datenrettung"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bTicketTypeConsultation" form:control-implementation="ooo:com.sun.star.form.component.CheckBox" xml:id="control12" form:id="control12" form:label="Beratung"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bTicketTypeSpecial" form:control-implementation="ooo:com.sun.star.form.component.CheckBox" xml:id="control13" form:id="control13" form:label="Spezialauftrag"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ixed-text form:name="lblDeviceType" form:control-implementation="ooo:com.sun.star.form.component.FixedText" xml:id="control14" form:id="control14" form:label="Geräteart:"/>
          <form:fixed-text form:name="lblAccessories" form:control-implementation="ooo:com.sun.star.form.component.FixedText" xml:id="control15" form:id="control15" form:label="Zubehör:"/>
          <form:fixed-text form:name="lblSerialNumber" form:control-implementation="ooo:com.sun.star.form.component.FixedText" xml:id="control16" form:id="control16" form:label="Seriennummer:"/>
          <form:textarea form:name="txtDeviceType"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xtSerialNumber" form:control-implementation="ooo:com.sun.star.form.component.TextField" xml:id="control18" form:id="control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xtAccessories" form:control-implementation="ooo:com.sun.star.form.component.TextField" xml:id="control19" form:id="control1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Auftragsende" form:control-implementation="ooo:com.sun.star.form.component.FixedText" xml:id="control20" form:id="control20" form:label="Auftragsende:"/>
          <form:textarea form:name="txtOrderEnd" form:control-implementation="ooo:com.sun.star.form.component.TextField" xml:id="control21" form:id="control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xtSignatureOfAcceptance" form:control-implementation="ooo:com.sun.star.form.component.TextField" xml:id="control22" form:id="control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UnterschriftFürAnnahme" form:control-implementation="ooo:com.sun.star.form.component.FixedText" xml:id="control23" form:id="control23" form:label="Unterschrift für Annahme vom Kunden:"/>
          <form:textarea form:name="txtTicketNumber" form:control-implementation="ooo:com.sun.star.form.component.TextField" xml:id="control24" form:id="control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OrderDescription" form:control-implementation="ooo:com.sun.star.form.component.FixedText" xml:id="control25" form:id="control25" form:label="Auftragsbeschreibung:"/>
          <form:fixed-text form:name="lblTicketNumber" form:control-implementation="ooo:com.sun.star.form.component.FixedText" xml:id="control26" form:id="control26" form:label="Auftragsnummer:"/>
          <form:fixed-text form:name="lblClient" form:control-implementation="ooo:com.sun.star.form.component.FixedText" xml:id="control27" form:id="control27" form:label="Kunde:"/>
          <form:textarea form:name="txtClientName"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lblBackupByClient" form:control-implementation="ooo:com.sun.star.form.component.FixedText" xml:id="control29" form:id="control29" form:label="Wurde von Ihnen eine Datensicherung durchgeführt? "/>
          <form:fixed-text form:name="lblBackupByStaff" form:control-implementation="ooo:com.sun.star.form.component.FixedText" xml:id="control30" form:id="control30" form:label="Soll von uns eine Datensicherung durchgeführt werden?"/>
          <form:fixed-text form:name="lblUnterschriftKunde" form:control-implementation="ooo:com.sun.star.form.component.FixedText" xml:id="control31" form:id="control31" form:label="Unterschrift Kunde:"/>
          <form:textarea form:name="txtClientSignature"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KUNDENAUFTRAG</text:p>
      <text:p text:style-name="P1"><draw:line text:anchor-type="paragraph" draw:z-index="0" draw:name="Horizontal line 1" draw:style-name="gr6" draw:text-style-name="P25" svg:x1="-0.025cm" svg:y1="0.09cm" svg:x2="16.977cm" svg:y2="0.09cm"><text:p/></draw:line></text:p>
      <text:p text:style-name="P2"><draw:control text:anchor-type="paragraph" draw:z-index="5" draw:name="Steuerelement 5" draw:style-name="gr5" draw:text-style-name="P20" svg:width="3.546cm" svg:height="0.742cm" svg:x="10.412cm" svg:y="0.139cm" draw:control="control26"/><text:span text:style-name="T1"><text:tab/></text:span><text:span text:style-name="T2"><text:tab/><text:tab/><text:tab/> <text:s/></text:span><draw:control text:anchor-type="char" draw:z-index="25" draw:name="Steuerelement 6" draw:style-name="gr1" draw:text-style-name="P19" svg:width="2.911cm" svg:height="0.669cm" svg:x="13.958cm" svg:y="0.191cm" draw:control="control24"/><text:span text:style-name="T2"><text:tab/></text:span></text:p>
      <text:p text:style-name="P11"><draw:control text:anchor-type="as-char" svg:y="-0.295cm" draw:z-index="27" draw:name="Steuerelement 27" draw:style-name="gr3" draw:text-style-name="P22" svg:width="1.728cm" svg:height="0.678cm" draw:control="control27"/></text:p>
      <text:p text:style-name="P4"><draw:control text:anchor-type="char" draw:z-index="4" draw:name="Steuerelement 3" draw:style-name="gr2" draw:text-style-name="P20" svg:width="1.378cm" svg:height="0.636cm" svg:x="0.062cm" svg:y="0.203cm" draw:control="control4"/><draw:control text:anchor-type="char" draw:z-index="28" draw:name="Steuerelement 28" draw:style-name="gr1" draw:text-style-name="P19" svg:width="5.501cm" svg:height="0.669cm" svg:x="1.415cm" svg:y="0.187cm" draw:control="control28"/></text:p>
      <text:p text:style-name="P4"/>
      <text:p text:style-name="P3"><draw:control text:anchor-type="char" draw:z-index="6" draw:name="Steuerelement 7" draw:style-name="gr2" draw:text-style-name="P20" svg:width="1.378cm" svg:height="0.636cm" svg:x="0.062cm" svg:y="0.233cm" draw:control="control5"/><draw:control text:anchor-type="char" draw:z-index="7" draw:name="Steuerelement 8" draw:style-name="gr1" draw:text-style-name="P19" svg:width="5.501cm" svg:height="0.669cm" svg:x="1.415cm" svg:y="0.217cm" draw:control="control6"/><draw:control text:anchor-type="char" draw:z-index="8" draw:name="Steuerelement 9" draw:style-name="gr2" draw:text-style-name="P20" svg:width="1.378cm" svg:height="0.636cm" svg:x="7.99cm" svg:y="0.233cm" draw:control="control7"/><draw:control text:anchor-type="char" draw:z-index="9" draw:name="Steuerelement 10" draw:style-name="gr1" draw:text-style-name="P19" svg:width="5.206cm" svg:height="0.669cm" svg:x="9.934cm" svg:y="0.217cm" draw:control="control8"/></text:p>
      <text:p text:style-name="P3"/>
      <text:p text:style-name="P1"><draw:control text:anchor-type="char" draw:z-index="10" draw:name="Steuerelement 11" draw:style-name="gr2" draw:text-style-name="P20" svg:width="1.976cm" svg:height="0.636cm" svg:x="0cm" svg:y="0.164cm" draw:control="control9"/><draw:control text:anchor-type="char" draw:z-index="11" draw:name="Steuerelement 12" draw:style-name="gr2" draw:text-style-name="P23" svg:width="3.499cm" svg:height="0.502cm" svg:x="1.977cm" svg:y="0.231cm" draw:control="control10"/><draw:control text:anchor-type="char" draw:z-index="12" draw:name="Steuerelement 13" draw:style-name="gr2" draw:text-style-name="P23" svg:width="3.5cm" svg:height="0.502cm" svg:x="5.477cm" svg:y="0.231cm" draw:control="control11"/><draw:control text:anchor-type="char" draw:z-index="13" draw:name="Steuerelement 14" draw:style-name="gr2" draw:text-style-name="P23" svg:width="3.5cm" svg:height="0.502cm" svg:x="8.978cm" svg:y="0.231cm" draw:control="control12"/><draw:control text:anchor-type="char" draw:z-index="14" draw:name="Steuerelement 15" draw:style-name="gr2" draw:text-style-name="P23" svg:width="3.502cm" svg:height="0.502cm" svg:x="12.48cm" svg:y="0.231cm" draw:control="control13"/></text:p>
      <text:p text:style-name="P3"><text:s text:c="32"/></text:p>
      <text:p text:style-name="P1"><draw:control text:anchor-type="char" draw:z-index="15" draw:name="Steuerelement 16" draw:style-name="gr2" draw:text-style-name="P20" svg:width="1.976cm" svg:height="0.636cm" svg:x="0cm" svg:y="0.187cm" draw:control="control14"/><draw:control text:anchor-type="char" draw:z-index="17" draw:name="Steuerelement 19" draw:style-name="gr2" draw:text-style-name="P20" svg:width="2.671cm" svg:height="0.636cm" svg:x="8.43cm" svg:y="0.187cm" draw:control="control16"/><draw:control text:anchor-type="char" draw:z-index="18" draw:name="Steuerelement 20" draw:style-name="gr1" draw:text-style-name="P19" svg:width="4.873cm" svg:height="0.669cm" svg:x="2.066cm" svg:y="0.171cm" draw:control="control17"/><draw:control text:anchor-type="char" draw:z-index="19" draw:name="Steuerelement 21" draw:style-name="gr1" draw:text-style-name="P19" svg:width="5.629cm" svg:height="0.669cm" svg:x="11.312cm" svg:y="0.171cm" draw:control="control18"/></text:p>
      <text:p text:style-name="P3"><text:s text:c="61"/></text:p>
      <text:p text:style-name="P1"><draw:control text:anchor-type="char" draw:z-index="16" draw:name="Steuerelement 18" draw:style-name="gr2" draw:text-style-name="P20" svg:width="1.976cm" svg:height="0.636cm" svg:x="0cm" svg:y="0.212cm" draw:control="control15"/><draw:control text:anchor-type="char" draw:z-index="20" draw:name="Steuerelement 17" draw:style-name="gr1" draw:text-style-name="P19" svg:width="14.913cm" svg:height="0.74cm" svg:x="2.066cm" svg:y="0.161cm" draw:control="control19"/></text:p>
      <text:p text:style-name="P12"/>
      <text:p text:style-name="P18"><draw:control text:anchor-type="char" draw:z-index="26" draw:name="Steuerelement 26" draw:style-name="gr2" draw:text-style-name="P20" svg:width="3.977cm" svg:height="0.636cm" svg:x="0cm" svg:y="0.081cm" draw:control="control25"/></text:p>
      <text:p text:style-name="P10"><draw:control text:anchor-type="char" draw:z-index="1" draw:name="Control 20" draw:style-name="gr1" draw:text-style-name="P24" svg:width="16.999cm" svg:height="1.772cm" svg:x="0cm" svg:y="0.254cm" draw:control="control1"/></text:p>
      <text:p text:style-name="P5"/>
      <text:p text:style-name="P5"/>
      <text:p text:style-name="P5"/>
      <text:p text:style-name="P17"><text:span text:style-name="T3">Erklärung zur Datensicherheit</text:span></text:p>
      <text:p text:style-name="P17">Sehr geehrter Kunde/in,</text:p>
      <text:p text:style-name="P5">Sie haben uns ein Gerät zum Service übergeben. Wir gehen sorgsam und diskret mit den zur Verfügung gestellten Datenträgern um. Bitte beantworten Sie uns zur korrekten Auftragsabwicklung folgende Fragen:</text:p>
      <text:p text:style-name="P5"/>
      <text:p text:style-name="P5"><draw:control text:anchor-type="paragraph" draw:z-index="2" draw:name="Control 21" draw:style-name="gr5" draw:text-style-name="P23" svg:width="0.735cm" svg:height="0.63cm" svg:x="11.92cm" svg:y="0.049cm" draw:control="control2"/><draw:control text:anchor-type="as-char" draw:z-index="29" draw:name="Steuerelement 4" draw:style-name="gr4" draw:text-style-name="P21" svg:width="10.683cm" svg:height="0.727cm" draw:control="control29"/></text:p>
      <text:p text:style-name="P5"><draw:control text:anchor-type="paragraph" draw:z-index="3" draw:name="Control 23" draw:style-name="gr5" draw:text-style-name="P23" svg:width="0.992cm" svg:height="0.63cm" svg:x="11.92cm" svg:y="0.049cm" draw:control="control3"/><draw:control text:anchor-type="as-char" svg:y="-0.328cm" draw:z-index="30" draw:name="Steuerelement 29" draw:style-name="gr3" draw:text-style-name="P21" svg:width="11.369cm" svg:height="0.727cm" draw:control="control30"/></text:p>
      <text:p text:style-name="P7"><text:s/></text:p>
      <text:p text:style-name="P10">Haftung:</text:p>
      <text:p text:style-name="P6">Der Lernort kann keine Haftung für Schäden bei entstandenden Reparaturarbeiten übernehmen. Alle durchgeführten Dienstleistungen erfolgen im Rahmen der Ausbildung und können daher nicht einer Gewährleistungen unterliegen. Bei eventuell aufgetretenen Schäden im Rahmen einer unserer Dienstleistungen ist der Eigentümer selbst verantwortlich. Beratung und Empfehlungen für eine Neubeschaffung ist eine unserer Dienstleistungen, jedoch kein Verkauf von Hard-/Software oder Berechnung einer Beratung.</text:p>
      <text:p text:style-name="P8"><draw:control text:anchor-type="char" draw:z-index="31" draw:name="Steuerelement 1" draw:style-name="gr2" draw:text-style-name="P20" svg:width="3.5cm" svg:height="0.636cm" svg:x="7.01cm" svg:y="0.199cm" draw:control="control31"/><draw:control text:anchor-type="char" draw:z-index="32" draw:name="Steuerelement 2" draw:style-name="gr1" draw:text-style-name="P19" svg:width="6.252cm" svg:height="1.558cm" svg:x="10.509cm" svg:y="0.199cm" draw:control="control32"/><text:tab/><text:tab/><text:tab/><text:tab/><text:tab/><text:tab/></text:p>
      <text:p text:style-name="P13"><text:tab/><text:tab/><text:tab/><text:tab/></text:p>
      <text:p text:style-name="P13"/>
      <text:p text:style-name="P13"/>
      <text:p text:style-name="P13"/>
      <text:p text:style-name="P15"><draw:control text:anchor-type="char" draw:z-index="22" draw:name="Steuerelement 23" draw:style-name="gr1" draw:text-style-name="P19" svg:width="2.911cm" svg:height="0.669cm" svg:x="2.683cm" svg:y="0.543cm" draw:control="control21"/><draw:control text:anchor-type="char" draw:z-index="24" draw:name="Steuerelement 25" draw:style-name="gr2" draw:text-style-name="P20" svg:width="6.751cm" svg:height="0.636cm" svg:x="5.726cm" svg:y="0.543cm" draw:control="control23"/><draw:control text:anchor-type="char" draw:z-index="23" draw:name="Steuerelement 24" draw:style-name="gr1" draw:text-style-name="P19" svg:width="4.001cm" svg:height="0.669cm" svg:x="12.726cm" svg:y="0.527cm" draw:control="control22"/></text:p>
      <text:p text:style-name="P9"><draw:control text:anchor-type="char" draw:z-index="21" draw:name="Steuerelement 22" draw:style-name="gr2" draw:text-style-name="P20" svg:width="2.476cm" svg:height="0.636cm" svg:x="0cm" svg:y="0cm" draw:control="control20"/><text:s text:c="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119" number:language="en" number:country="GB" loext:transliteration-spellout="EUR" number:transliteration-language="en" number:transliteration-country="GB">
      <number:number number:decimal-places="0" number:min-decimal-places="0" number:min-integer-digits="1"/>
    </number:number-style>
    <number:number-style style:name="N10120" number:language="en" number:country="GB" loext:transliteration-spellout="EUR" number:transliteration-language="en" number:transliteration-country="GB">
      <number:number number:decimal-places="2" number:min-decimal-places="2" number:min-integer-digits="1"/>
    </number:number-style>
    <number:number-style style:name="N10121" number:language="en" number:country="GB" loext:transliteration-spellout="upper EUR" number:transliteration-language="en" number:transliteration-country="GB">
      <number:number number:decimal-places="0" number:min-decimal-places="0" number:min-integer-digits="1"/>
    </number:number-style>
    <number:number-style style:name="N10122" number:language="en" number:country="GB" loext:transliteration-spellout="upper EUR" number:transliteration-language="en" number:transliteration-country="GB">
      <number:number number:decimal-places="2" number:min-decimal-places="2" number:min-integer-digits="1"/>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8T12:26:21.847000000</meta:creation-date>
    <dc:date>2023-04-25T10:43:07.870000000</dc:date>
    <meta:editing-duration>PT8H49M14S</meta:editing-duration>
    <meta:editing-cycles>26</meta:editing-cycles>
    <meta:generator>LibreOffice/7.5.1.2$Windows_X86_64 LibreOffice_project/fcbaee479e84c6cd81291587d2ee68cba099e129</meta:generator>
    <meta:document-statistic meta:table-count="0" meta:image-count="0" meta:object-count="0" meta:page-count="1" meta:paragraph-count="16" meta:word-count="96" meta:character-count="888" meta:non-whitespace-character-count="680"/>
  </office:meta>
</office:document-meta>
</file>